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87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0.1cm" svg:y="1.37cm">
          <text:p text:style-name="P1"><text:span text:style-name="T1">Alar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3.275cm" svg:y="1.37cm">
          <text:p text:style-name="P1"><text:span text:style-name="T1">Arra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6.45cm" svg:y="1.37cm">
          <text:p text:style-name="P1"><text:span text:style-name="T1">Cla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35cm" svg:x="9.625cm" svg:y="1.3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0.635cm" svg:x="11.53cm" svg:y="2.64cm">
          <text:p text:style-name="P1"><text:span text:style-name="T1">Map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0.635cm" svg:x="11.53cm" svg:y="3.91cm">
          <text:p text:style-name="P1"><text:span text:style-name="T1">Ordered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0.635cm" svg:x="11.53cm" svg:y="5.18cm">
          <text:p text:style-name="P1"><text:span text:style-name="T1">Set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37cm" svg:y1="0.735cm" svg:x2="1.37cm" svg:y2="1.37cm">
          <text:p/>
        </draw:line>
        <draw:line draw:style-name="gr2" draw:text-style-name="P3" draw:layer="layout" svg:x1="4.545cm" svg:y1="0.735cm" svg:x2="4.545cm" svg:y2="1.37cm">
          <text:p/>
        </draw:line>
        <draw:line draw:style-name="gr2" draw:text-style-name="P3" draw:layer="layout" svg:x1="7.72cm" svg:y1="0.735cm" svg:x2="7.72cm" svg:y2="1.37cm">
          <text:p/>
        </draw:line>
        <draw:line draw:style-name="gr2" draw:text-style-name="P3" draw:layer="layout" svg:x1="12.8cm" svg:y1="0.735cm" svg:x2="12.8cm" svg:y2="1.37cm">
          <text:p/>
        </draw:line>
        <draw:line draw:style-name="gr2" draw:text-style-name="P3" draw:layer="layout" svg:x1="10.26cm" svg:y1="2.005cm" svg:x2="10.26cm" svg:y2="5.18cm">
          <text:p/>
        </draw:line>
        <draw:line draw:style-name="gr2" draw:text-style-name="P3" draw:layer="layout" svg:x1="11.53cm" svg:y1="2.64cm" svg:x2="10.26cm" svg:y2="2.64cm">
          <text:p/>
        </draw:line>
        <draw:line draw:style-name="gr2" draw:text-style-name="P3" draw:layer="layout" svg:x1="11.53cm" svg:y1="3.91cm" svg:x2="10.26cm" svg:y2="3.91cm">
          <text:p/>
        </draw:line>
        <draw:line draw:style-name="gr2" draw:text-style-name="P3" draw:layer="layout" svg:x1="11.53cm" svg:y1="5.18cm" svg:x2="10.26cm" svg:y2="5.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08cm" fo:page-height="5.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7-02T12:47:51</meta:creation-date>
    <dc:creator>Jean Louis Faucher</dc:creator>
    <dc:date>2009-12-12T23:19:31.34</dc:date>
    <dc:language>en-US</dc:language>
    <meta:editing-cycles>4</meta:editing-cycles>
    <meta:editing-duration>PT00H05M32S</meta:editing-duration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